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8cm"/>
    </style:style>
    <style:style style:name="co2" style:family="table-column">
      <style:table-column-properties fo:break-before="auto" style:column-width="4.927cm"/>
    </style:style>
    <style:style style:name="co3" style:family="table-column">
      <style:table-column-properties fo:break-before="auto" style:column-width="5.711cm"/>
    </style:style>
    <style:style style:name="co4" style:family="table-column">
      <style:table-column-properties fo:break-before="auto" style:column-width="12.601cm"/>
    </style:style>
    <style:style style:name="co5" style:family="table-column">
      <style:table-column-properties fo:break-before="auto" style:column-width="11.312cm"/>
    </style:style>
    <style:style style:name="co6" style:family="table-column">
      <style:table-column-properties fo:break-before="auto" style:column-width="11.703cm"/>
    </style:style>
    <style:style style:name="co7" style:family="table-column">
      <style:table-column-properties fo:break-before="auto" style:column-width="0.272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44cm" fo:break-before="auto" style:use-optimal-row-height="false"/>
    </style:style>
    <style:style style:name="ro2" style:family="table-row">
      <style:table-row-properties style:row-height="2.302cm" fo:break-before="auto" style:use-optimal-row-height="false"/>
    </style:style>
    <style:style style:name="ro3" style:family="table-row">
      <style:table-row-properties style:row-height="1.746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2.487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238cm" fo:break-before="auto" style:use-optimal-row-height="false"/>
    </style:style>
    <style:style style:name="ro9" style:family="table-row">
      <style:table-row-properties style:row-height="2.461cm" fo:break-before="auto" style:use-optimal-row-height="false"/>
    </style:style>
    <style:style style:name="ro10" style:family="table-row">
      <style:table-row-properties style:row-height="2.979cm" fo:break-before="auto" style:use-optimal-row-height="false"/>
    </style:style>
    <style:style style:name="ro11" style:family="table-row">
      <style:table-row-properties style:row-height="2.752cm" fo:break-before="auto" style:use-optimal-row-height="false"/>
    </style:style>
    <style:style style:name="ro12" style:family="table-row">
      <style:table-row-properties style:row-height="3.5cm" fo:break-before="auto" style:use-optimal-row-height="false"/>
    </style:style>
    <style:style style:name="ro13" style:family="table-row">
      <style:table-row-properties style:row-height="4.022cm" fo:break-before="auto" style:use-optimal-row-height="false"/>
    </style:style>
    <style:style style:name="ro14" style:family="table-row">
      <style:table-row-properties style:row-height="0.24cm" fo:break-before="auto" style:use-optimal-row-height="false"/>
    </style:style>
    <style:style style:name="ro15" style:family="table-row">
      <style:table-row-properties style:row-height="2.54cm" fo:break-before="auto" style:use-optimal-row-height="false"/>
    </style:style>
    <style:style style:name="ro16" style:family="table-row">
      <style:table-row-properties style:row-height="0.794cm" fo:break-before="auto" style:use-optimal-row-height="false"/>
    </style:style>
    <style:style style:name="ro17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c78d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51c7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c78d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74e1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51c7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name-complex="Consolas" style:font-size-complex="11pt" style:font-style-complex="normal" style:font-weight-complex="bold"/>
    </style:style>
    <style:style style:name="ce14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ackground-color="#b7b7b7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fo:color="#3c78d8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fo:color="#ff0000"/>
    </style:style>
    <style:style style:name="T4" style:family="text">
      <style:text-properties fo:color="#000000"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nux Libertine G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" office:value-type="string" calcext:value-type="string">
            <text:p>Nom du fichier JS</text:p>
          </table:table-cell>
          <table:table-cell table:style-name="ce1" office:value-type="string" calcext:value-type="string">
            <text:p>Lignes de code testées</text:p>
          </table:table-cell>
          <table:table-cell table:style-name="ce1" office:value-type="string" calcext:value-type="string">
            <text:p>Fonctions testées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Effectuer la vérification du résultat attendu</text:p>
          </table:table-cell>
          <table:table-cell table:style-name="ce1" office:value-type="string" calcext:value-type="string">
            <text:p>Problèmes possibles</text:p>
          </table:table-cell>
          <table:table-cell table:style-name="ce3"/>
          <table:table-cell table:number-columns-repeated="57"/>
        </table:table-row>
        <table:table-row table:style-name="ro2">
          <table:table-cell table:style-name="ce2" office:value-type="string" calcext:value-type="string">
            <text:p>appHome.js</text:p>
          </table:table-cell>
          <table:table-cell table:style-name="ce7" office:value-type="string" calcext:value-type="string">
            <text:p><text:s text:c="8"/>Lignes 1 à 19</text:p>
          </table:table-cell>
          <table:table-cell table:style-name="ce13" office:value-type="string" calcext:value-type="string">
            <text:p>fetch</text:p>
          </table:table-cell>
          <table:table-cell table:style-name="ce33" office:value-type="string" calcext:value-type="string">
            <text:p>La fonction appelle l'API en backend et demande une response qu’elle retourne </text:p>
            <text:p>au format JSON. Elle doit retourner une liste de cinq objets JSON.</text:p>
            <text:p/>
          </table:table-cell>
          <table:table-cell table:style-name="ce33" office:value-type="string" calcext:value-type="string">
            <text:p>Appeler fecth et vérifier si elle retourne les cinq objets demandés au format </text:p>
            <text:p>JSON. Vérifier que les identifiants des objets correspondent à ceux </text:p>
            <text:p>demandés. </text:p>
          </table:table-cell>
          <table:table-cell table:style-name="ce33" office:value-type="string" calcext:value-type="string">
            <text:p>Fetch pourrait ne rien retourner ou retourner les mauvais objets.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2" office:value-type="string" calcext:value-type="string">
            <text:p>appHome.js</text:p>
          </table:table-cell>
          <table:table-cell table:style-name="ce7" office:value-type="string" calcext:value-type="string">
            <text:p><text:span text:style-name="T1"> </text:span><text:span text:style-name="T2">       </text:span><text:span text:style-name="T3">Lignes 21 à 41</text:span></text:p>
          </table:table-cell>
          <table:table-cell table:style-name="ce13" office:value-type="string" calcext:value-type="string">
            <text:p>addProductsList</text:p>
          </table:table-cell>
          <table:table-cell table:style-name="ce33" office:value-type="string" calcext:value-type="string">
            <text:p>La fonction doit retourner les cinq objets récupérés dans l'API et les </text:p>
            <text:p>afficher, dans des cartes différentes, avec les informations </text:p>
            <text:p>associées. (Image, nom, description, prix, et bouton "voir l'article".</text:p>
          </table:table-cell>
          <table:table-cell table:style-name="ce33" office:value-type="string" calcext:value-type="string">
            <text:p><text:span text:style-name="T4">Se connecter au serveur, appeler la fonction et vérifier que les </text:span></text:p>
            <text:p><text:span text:style-name="T4">Identifiants des cinq objets correspond à ceux demandés.</text:span> De plus, vérifier </text:p>
            <text:p>que cinq cartes s'affichent sur la page d'accueil. (index.html)</text:p>
          </table:table-cell>
          <table:table-cell table:style-name="ce33" office:value-type="string" calcext:value-type="string">
            <text:p>Les cartes pourraient ne pas s'ajouter correctement ou dans le désordre ou ne</text:p>
            <text:p>pas s’afficher. </text:p>
            <text:p>Il peut avoir moins ou plus de cinq objets avec les mauvais identifiants, ou le </text:p>
            <text:p>même objets peut se répéter cinq fois. </text:p>
          </table:table-cell>
          <table:table-cell table:style-name="ce3"/>
          <table:table-cell table:number-columns-repeated="57"/>
        </table:table-row>
        <table:table-row table:style-name="ro4">
          <table:table-cell table:style-name="ce3" table:number-columns-repeated="2"/>
          <table:table-cell table:style-name="ce14"/>
          <table:table-cell table:style-name="ce3" table:number-columns-repeated="4"/>
          <table:table-cell table:number-columns-repeated="57"/>
        </table:table-row>
        <table:table-row table:style-name="ro5">
          <table:table-cell table:style-name="ce4" office:value-type="string" calcext:value-type="string">
            <text:p>appProduct.js</text:p>
          </table:table-cell>
          <table:table-cell table:style-name="ce8" office:value-type="string" calcext:value-type="string">
            <text:p><text:s text:c="8"/>Lignes 4 à 22</text:p>
          </table:table-cell>
          <table:table-cell table:style-name="ce13" office:value-type="string" calcext:value-type="string">
            <text:p>fetch</text:p>
          </table:table-cell>
          <table:table-cell table:style-name="ce33" office:value-type="string" calcext:value-type="string">
            <text:p>La fonction appelle l'API en backend et demande une response qu’elle retourne </text:p>
            <text:p>au format JSON. Elle doit retourner un objet JSON.</text:p>
            <text:p/>
          </table:table-cell>
          <table:table-cell table:style-name="ce33" office:value-type="string" calcext:value-type="string">
            <text:p>Appeler fecth et vérifier si elle retourne l’objet demandé au format </text:p>
            <text:p>JSON. Vérifier si l’identifiant de l’objet correspond à celui demandé.</text:p>
          </table:table-cell>
          <table:table-cell table:style-name="ce33" office:value-type="string" calcext:value-type="string">
            <text:p>Fetch pourrait ne rien retourner ou retourner le mauvais objet.</text:p>
          </table:table-cell>
          <table:table-cell table:style-name="ce3"/>
          <table:table-cell table:number-columns-repeated="57"/>
        </table:table-row>
        <table:table-row table:style-name="ro6">
          <table:table-cell table:style-name="ce4" office:value-type="string" calcext:value-type="string">
            <text:p>appProduct.js</text:p>
          </table:table-cell>
          <table:table-cell table:style-name="ce8" office:value-type="string" calcext:value-type="string">
            <text:p><text:s text:c="8"/>Lignes 24 à 45</text:p>
          </table:table-cell>
          <table:table-cell table:style-name="ce13" office:value-type="string" calcext:value-type="string">
            <text:p>addProductCard</text:p>
          </table:table-cell>
          <table:table-cell table:style-name="ce33" office:value-type="string" calcext:value-type="string">
            <text:p>La fonction doit retourner le produit sélectionner via le </text:p>
            <text:p>searchParams et l'afficher avec les informations associées </text:p>
            <text:p>(Image, nom, prix, choix de couleur et bouton "Ajouter au panier")</text:p>
          </table:table-cell>
          <table:table-cell table:style-name="ce33" office:value-type="string" calcext:value-type="string">
            <text:p>Appeler la fonction et vérifier si l’identifiant du produit correspond à celui </text:p>
            <text:p>sélectionné et affiche les différentes informations qui lui est associées.</text:p>
          </table:table-cell>
          <table:table-cell table:style-name="ce33" office:value-type="string" calcext:value-type="string">
            <text:p>Le produit pourrait ne pas s'afficher ou ne pas être celui </text:p>
            <text:p>Sélectionner. Les informations associées peut ne pas s’afficher ou ne pas </text:p>
            <text:p>s’afficher correctement ou dans le désordre. 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4" office:value-type="string" calcext:value-type="string">
            <text:p>appProduct.js</text:p>
          </table:table-cell>
          <table:table-cell table:style-name="ce8" office:value-type="string" calcext:value-type="string">
            <text:p><text:s text:c="8"/>Lignes 46 à 58 </text:p>
          </table:table-cell>
          <table:table-cell table:style-name="ce13" office:value-type="string" calcext:value-type="string">
            <text:p>addColorsOptions</text:p>
          </table:table-cell>
          <table:table-cell table:style-name="ce33" office:value-type="string" calcext:value-type="string">
            <text:p>La fonction doit retourner l'attribut option sur l’élément select avec, comme valeur, </text:p>
            <text:p>les différentes couleurs disponibles suivant le produit et l'injecter </text:p>
            <text:p>dans le fichier productPage.html</text:p>
          </table:table-cell>
          <table:table-cell table:style-name="ce33" office:value-type="string" calcext:value-type="string">
            <text:p>Appeler la fonction et vérifier que le bouton des couleurs s'affiche </text:p>
            <text:p>et que les couleurs correspondent au produit sélectionné.</text:p>
          </table:table-cell>
          <table:table-cell table:style-name="ce33" office:value-type="string" calcext:value-type="string">
            <text:p>La fonctionnalité des choix de couleur peut ne pas s'afficher </text:p>
            <text:p>ou ne pas correspondre au produit.</text:p>
          </table:table-cell>
          <table:table-cell table:style-name="ce3"/>
          <table:table-cell table:number-columns-repeated="57"/>
        </table:table-row>
        <table:table-row table:style-name="ro7">
          <table:table-cell table:style-name="ce4" office:value-type="string" calcext:value-type="string">
            <text:p>appProduct.js</text:p>
          </table:table-cell>
          <table:table-cell table:style-name="ce8" office:value-type="string" calcext:value-type="string">
            <text:p><text:s text:c="8"/>Lignes 59 à 106</text:p>
          </table:table-cell>
          <table:table-cell table:style-name="ce13" office:value-type="string" calcext:value-type="string">
            <text:p>addInCart</text:p>
          </table:table-cell>
          <table:table-cell table:style-name="ce33" office:value-type="string" calcext:value-type="string">
            <text:p>La fonction doit retourner, au clic sur le bouton "Ajouter au panier", </text:p>
            <text:p>sous forme de tableau l'objet produit contenant tous les </text:p>
            <text:p>informations correspondantes et, s'il ne contient pas d'item avec </text:p>
            <text:p>une clé nommée "item", l'ajouter au localStorage avec la clé "item" </text:p>
            <text:p>et sinon vérifier l'id et la couleur choisies, si il s'agit du même </text:p>
            <text:p>produit, la quantité est incrémenter sinon l'objet est ajouté au </text:p>
            <text:p>tableau puis envoyé vers le localStorage.</text:p>
          </table:table-cell>
          <table:table-cell table:style-name="ce33" office:value-type="string" calcext:value-type="string">
            <text:p>Appeler la fonction et vérifier que le produit a été ajouté au panier </text:p>
            <text:p>et si le produit a déjà était ajouté avec la même couleur, </text:p>
            <text:p>vérifier que la quantité augmente.</text:p>
          </table:table-cell>
          <table:table-cell table:style-name="ce33" office:value-type="string" calcext:value-type="string">
            <text:p>L'ajout ne s'effectue pas, ou la quantité d'un produit identique </text:p>
            <text:p>ne s'incrémente pas. Aucun produit ne s'affiche.</text:p>
          </table:table-cell>
          <table:table-cell table:style-name="ce3"/>
          <table:table-cell table:number-columns-repeated="57"/>
        </table:table-row>
        <table:table-row table:style-name="ro8">
          <table:table-cell table:style-name="ce3"/>
          <table:table-cell table:style-name="ce9"/>
          <table:table-cell table:style-name="ce14"/>
          <table:table-cell table:style-name="ce34" table:number-columns-repeated="3"/>
          <table:table-cell table:style-name="ce3"/>
          <table:table-cell table:number-columns-repeated="57"/>
        </table:table-row>
        <table:table-row table:style-name="ro3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5 à 24</text:p>
          </table:table-cell>
          <table:table-cell table:style-name="ce13" office:value-type="string" calcext:value-type="string">
            <text:p>addTableHeader</text:p>
          </table:table-cell>
          <table:table-cell table:style-name="ce33" office:value-type="string" calcext:value-type="string">
            <text:p>La fonction doit retourner l'en-tête du tableau (panier) dans le </text:p>
            <text:p>fichier cartPage.html  (Index, image, nom, couleur, quantité, prix)</text:p>
          </table:table-cell>
          <table:table-cell table:style-name="ce33" office:value-type="string" calcext:value-type="string">
            <text:p>Appeler la fonction et vérifier que l'en-tête du tableau s’injecte et s'affiche </text:p>
            <text:p>sur la page panier.</text:p>
          </table:table-cell>
          <table:table-cell table:style-name="ce33" office:value-type="string" calcext:value-type="string">
            <text:p>L'en-tête peut ne pas s'afficher correctement ou dans le </text:p>
            <text:p>désordre.</text:p>
          </table:table-cell>
          <table:table-cell table:style-name="ce3"/>
          <table:table-cell table:number-columns-repeated="57"/>
        </table:table-row>
        <table:table-row table:style-name="ro9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32 à 59</text:p>
          </table:table-cell>
          <table:table-cell table:style-name="ce13" office:value-type="string" calcext:value-type="string">
            <text:p>addProductsSelected</text:p>
          </table:table-cell>
          <table:table-cell table:style-name="ce33" office:value-type="string" calcext:value-type="string">
            <text:p>La fonction doit retourner pour chaque produit récupérer dans le </text:p>
            <text:p>localStorage une ligne au tableau avec les informations </text:p>
            <text:p>correspondantes à l'en-tête. (prix en fonction de la quantité)</text:p>
          </table:table-cell>
          <table:table-cell table:style-name="ce33" office:value-type="string" calcext:value-type="string">
            <text:p>Appeler la fonction et vérifier que les éléments sélectionnés </text:p>
            <text:p>s'affichent avec les informations correspondantes dans l'ordre </text:p>
            <text:p>de l'en-tête.</text:p>
          </table:table-cell>
          <table:table-cell table:style-name="ce33" office:value-type="string" calcext:value-type="string">
            <text:p>Les éléments peuvent ne pas s'afficher ou les informations </text:p>
            <text:p>peuvent être injectés dans le désordre par rapport à l'en-tête.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61 à 75</text:p>
          </table:table-cell>
          <table:table-cell table:style-name="ce13" office:value-type="string" calcext:value-type="string">
            <text:p>addTableFooter</text:p>
          </table:table-cell>
          <table:table-cell table:style-name="ce33" office:value-type="string" calcext:value-type="string">
            <text:p>La fonction doit retourner le pied de page du tableau (panier) dans le </text:p>
            <text:p>fichier cartPage.html avec le prix total de chaque produit.</text:p>
          </table:table-cell>
          <table:table-cell table:style-name="ce33" office:value-type="string" calcext:value-type="string">
            <text:p>Appeler la fonction et vérifier que le pied de page s'affiche et que </text:p>
            <text:p>le total correspond au nombre et prix des produits.</text:p>
          </table:table-cell>
          <table:table-cell table:style-name="ce33" office:value-type="string" calcext:value-type="string">
            <text:p>Le pied de page peut ne pas s'afficher ou le total peut ne pas </text:p>
            <text:p>correspondre au nombre et prix des produits.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83 à 90</text:p>
          </table:table-cell>
          <table:table-cell table:style-name="ce13" office:value-type="string" calcext:value-type="string">
            <text:p>deleteAll</text:p>
          </table:table-cell>
          <table:table-cell table:style-name="ce33" office:value-type="string" calcext:value-type="string">
            <text:p>La fonction, au clic du bouton "Vider le panier", doit effacer les </text:p>
            <text:p>éléments du localStorage et retourner la page panier vide et afficher </text:p>
            <text:p>le message "Votre panier est vide".</text:p>
          </table:table-cell>
          <table:table-cell table:style-name="ce33" office:value-type="string" calcext:value-type="string">
            <text:p>Appeler la fonction et vérifier que le localStorage est vide, que la </text:p>
            <text:p>page panier est vide et que le message s'affiche.</text:p>
          </table:table-cell>
          <table:table-cell table:style-name="ce33" office:value-type="string" calcext:value-type="string">
            <text:p>Le localStorage peut ne pas avoir supprimer tous les </text:p>
            <text:p>éléments ou le message peut ne pas s'afficher.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93 à 108</text:p>
          </table:table-cell>
          <table:table-cell table:style-name="ce13" office:value-type="string" calcext:value-type="string">
            <text:p>deleteOneProduct</text:p>
          </table:table-cell>
          <table:table-cell table:style-name="ce33" office:value-type="string" calcext:value-type="string">
            <text:p>La fonction, au clic du bouton "Supprimer", doit retourner l'index de la </text:p>
            <text:p>ligne concernée et supprimer l'élément à l'index identitque du </text:p>
            <text:p>localStorage.</text:p>
          </table:table-cell>
          <table:table-cell table:style-name="ce33" office:value-type="string" calcext:value-type="string">
            <text:p>Appeler la fonction et vérifier si la ligne concerné se retire du </text:p>
            <text:p>tableau. </text:p>
          </table:table-cell>
          <table:table-cell table:style-name="ce33" office:value-type="string" calcext:value-type="string">
            <text:p>La ligne peut ne pas s'être supprimer.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111 à 129</text:p>
          </table:table-cell>
          <table:table-cell table:style-name="ce13" office:value-type="string" calcext:value-type="string">
            <text:p>increaseProduct</text:p>
          </table:table-cell>
          <table:table-cell table:style-name="ce33" office:value-type="string" calcext:value-type="string">
            <text:p>La fonction, au clic du bouton +", doit retourner l'index de la </text:p>
            <text:p>ligne concernée et incrémenter la quantité de l'élément à l'index </text:p>
            <text:p>identitque du localStorage.</text:p>
          </table:table-cell>
          <table:table-cell table:style-name="ce33" office:value-type="string" calcext:value-type="string">
            <text:p>Appeler la fonction et vérifier si la quantité et le prix de l'élément </text:p>
            <text:p>sélectionné s'incrémente.</text:p>
          </table:table-cell>
          <table:table-cell table:style-name="ce33" office:value-type="string" calcext:value-type="string">
            <text:p>La quantité ou le prix peut ne pas s'incrémenter.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132 à 156</text:p>
          </table:table-cell>
          <table:table-cell table:style-name="ce13" office:value-type="string" calcext:value-type="string">
            <text:p>decreaseProduct</text:p>
          </table:table-cell>
          <table:table-cell table:style-name="ce33" office:value-type="string" calcext:value-type="string">
            <text:p>La fonction, au clic du bouton -", doit retourner l'index de la </text:p>
            <text:p>ligne concernée et décrémenter la quantité de l'élément à l'index </text:p>
            <text:p>identitque du localStorage.</text:p>
          </table:table-cell>
          <table:table-cell table:style-name="ce33" office:value-type="string" calcext:value-type="string">
            <text:p>Appeler la fonction et vérifier si la quantité et le prix de l'élément </text:p>
            <text:p>sélectionné se décrémente.</text:p>
          </table:table-cell>
          <table:table-cell table:style-name="ce33" office:value-type="string" calcext:value-type="string">
            <text:p>La quantité ou le prix peut ne pas se décrémenter.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159 à 163</text:p>
          </table:table-cell>
          <table:table-cell table:style-name="ce13" office:value-type="string" calcext:value-type="string">
            <text:p>reload</text:p>
          </table:table-cell>
          <table:table-cell table:style-name="ce33" office:value-type="string" calcext:value-type="string">
            <text:p>La fonction doit envoyer le nouveau tableau d'objet dans le </text:p>
            <text:p>localStorage et rechargé la page panier pour afficher les modifications.</text:p>
          </table:table-cell>
          <table:table-cell table:style-name="ce33" office:value-type="string" calcext:value-type="string">
            <text:p>Appeler la fonction et vérifier si le tableau est à jour dans le </text:p>
            <text:p>localStorage, et que la page se recharge.</text:p>
          </table:table-cell>
          <table:table-cell table:style-name="ce33" office:value-type="string" calcext:value-type="string">
            <text:p>Le tableau peut ne pas avoir été mis à jour et stocker dans le </text:p>
            <text:p>localStorage, ou la page peut ne pas se recharger.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168 à 174</text:p>
          </table:table-cell>
          <table:table-cell table:style-name="ce13" office:value-type="string" calcext:value-type="string">
            <text:p>emptyCart</text:p>
          </table:table-cell>
          <table:table-cell table:style-name="ce33" office:value-type="string" calcext:value-type="string">
            <text:p>La fonction doit effacer les éléments du localStorage et injecter dans </text:p>
            <text:p>le fichier html, le message de panier vide.</text:p>
          </table:table-cell>
          <table:table-cell table:style-name="ce33" office:value-type="string" calcext:value-type="string">
            <text:p>Appeler la fonction et vérifier que le localStorage est vide, que la </text:p>
            <text:p>page panier est vide et que le message s'affiche.</text:p>
          </table:table-cell>
          <table:table-cell table:style-name="ce33" office:value-type="string" calcext:value-type="string">
            <text:p>Le localStorage peut ne pas avoir supprimer tous les </text:p>
            <text:p>éléments ou le message peut ne pas s'afficher.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178 à 223</text:p>
          </table:table-cell>
          <table:table-cell table:style-name="ce13" office:value-type="string" calcext:value-type="string">
            <text:p>formCreation</text:p>
          </table:table-cell>
          <table:table-cell table:style-name="ce33" office:value-type="string" calcext:value-type="string">
            <text:p>La fonction doit récupérer l'élément avec l'ID form dans le document </text:p>
            <text:p>cartPage.html et insère à l'intérieur de ce document un formulaire.</text:p>
          </table:table-cell>
          <table:table-cell table:style-name="ce33" office:value-type="string" calcext:value-type="string">
            <text:p>Vérifier que le formulaire s'affiche correctement sur la page </text:p>
            <text:p>cartPage.html</text:p>
          </table:table-cell>
          <table:table-cell table:style-name="ce33" office:value-type="string" calcext:value-type="string">
            <text:p>Le formulaire peut ne pas s'afficher ou ne pas s’afficher correctement. 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225 à 303</text:p>
          </table:table-cell>
          <table:table-cell table:style-name="ce13" office:value-type="string" calcext:value-type="string">
            <text:p>formValidation</text:p>
          </table:table-cell>
          <table:table-cell table:style-name="ce33" office:value-type="string" calcext:value-type="string">
            <text:p>La fonction doit récupérer, au clic du bouton "Valider et payer", les produits </text:p>
            <text:p>contenus dans le panier et les informations saisies dans le formulaire et </text:p>
            <text:p>rediriger sur la page confirmationPage.html</text:p>
          </table:table-cell>
          <table:table-cell table:style-name="ce33" office:value-type="string" calcext:value-type="string">
            <text:p>Appeler la fonction en cliquant sur le bouton "Valider et payer" et </text:p>
            <text:p>vérifier que les informations saisies dans le formulaire et les </text:p>
            <text:p>produits du panier sont récupérés et qu'il y a bien une redirection </text:p>
            <text:p>vers la page confirmationPage.html.</text:p>
          </table:table-cell>
          <table:table-cell table:style-name="ce33" office:value-type="string" calcext:value-type="string">
            <text:p>Les informations saisies dans le formulaire ou les produits du </text:p>
            <text:p>panier peuvent ne pas être récupérés. Ou il peut ne pas avoir </text:p>
            <text:p>de redirection vers la page de confirmation.</text:p>
          </table:table-cell>
          <table:table-cell table:style-name="ce3"/>
          <table:table-cell table:number-columns-repeated="57"/>
        </table:table-row>
        <table:table-row table:style-name="ro10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231 à 302</text:p>
          </table:table-cell>
          <table:table-cell table:style-name="ce13" office:value-type="string" calcext:value-type="string">
            <text:p>formSubmit</text:p>
          </table:table-cell>
          <table:table-cell table:style-name="ce33" office:value-type="string" calcext:value-type="string">
            <text:p>La fonction, au clic du bouton "Valider et payer", doit, si l'événement n'est </text:p>
            <text:p>pas traité explicitement, son action par défaut ne doit pas être prise en </text:p>
            <text:p>compte comme elle le serait normalement et stopper la propagation dans les </text:p>
            <text:p>phases de capture et de déploiement. Elle doit, aussi, appeler les fonction </text:p>
            <text:p>checkFormValidity et sendOrder.</text:p>
          </table:table-cell>
          <table:table-cell table:style-name="ce33" office:value-type="string" calcext:value-type="string">
            <text:p>Appeler la fonction en cliquant sur le bouton "Valider et payer" et </text:p>
            <text:p>vérifier que, si l'événement n'est pas traité explicitement, son </text:p>
            <text:p>action par défaut n'est pas prise en compte comme elle le </text:p>
            <text:p>serait normalement et que la propagation dans les phases de </text:p>
            <text:p>capture et de déploiement est stoppée. Vérifier que les fonctions </text:p>
            <text:p><text:span text:style-name="T4">checkFormValidity et sendOrder</text:span> sont bien appelées. </text:p>
          </table:table-cell>
          <table:table-cell table:style-name="ce33" office:value-type="string" calcext:value-type="string">
            <text:p>L'action par défaut peut être prise en compte et la propagation peut </text:p>
            <text:p>se faire sur les phases de capture et de déploiement. </text:p>
            <text:p>Ou les fonctions checkFormValidity et sendOrder peuvent ne pas être </text:p>
            <text:p>appelées. </text:p>
          </table:table-cell>
          <table:table-cell table:style-name="ce3"/>
          <table:table-cell table:number-columns-repeated="57"/>
        </table:table-row>
        <table:table-row table:style-name="ro11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236 à 302</text:p>
          </table:table-cell>
          <table:table-cell table:style-name="ce13" office:value-type="string" calcext:value-type="string">
            <text:p>checkFormValidity</text:p>
          </table:table-cell>
          <table:table-cell table:style-name="ce33" office:value-type="string" calcext:value-type="string">
            <text:p>La fonction, si le formulaire n'est pas validé, doit changer la classe du </text:p>
            <text:p>formulaire par 'was-validated' et sinon, afficher dans la console </text:p>
            <text:p>"form.checkValidity" et appeler la fonction sendOrder.</text:p>
          </table:table-cell>
          <table:table-cell table:style-name="ce33" office:value-type="string" calcext:value-type="string">
            <text:p>Appeler la fonction et vérifier que, soit la classe du formulaire a </text:p>
            <text:p>changé, soit que "form.checkValidity" s'affiche dans la console et </text:p>
            <text:p>que la fonction sendOrder est appelée.</text:p>
          </table:table-cell>
          <table:table-cell table:style-name="ce33" office:value-type="string" calcext:value-type="string">
            <text:p>La classe du formulaire peut ne pas avoir changé ou </text:p>
            <text:p>"form.checkValidity" peut ne pas s'afficher dans la console ou la </text:p>
            <text:p>fonction sendOrder peut ne pas être appelée. </text:p>
          </table:table-cell>
          <table:table-cell table:style-name="ce3"/>
          <table:table-cell table:number-columns-repeated="57"/>
        </table:table-row>
        <table:table-row table:style-name="ro12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245 à 301</text:p>
          </table:table-cell>
          <table:table-cell table:style-name="ce13" office:value-type="string" calcext:value-type="string">
            <text:p>sendOrder</text:p>
          </table:table-cell>
          <table:table-cell table:style-name="ce33" office:value-type="string" calcext:value-type="string">
            <text:p>La fonction doit, si le localStorage est différent de null, récupérer les </text:p>
            <text:p>informations saisies dans le formulaire et les stocker dans l'objet contact, </text:p>
            <text:p>puis les stocker dans le localStorage. De plus, elle doit récupérer et stocker </text:p>
            <text:p>dans un tableau les produits du panier et créer un objet order contenant </text:p>
            <text:p>l'objet contact et le tableau des produits. Elle doit, aussi, créer un second </text:p>
            <text:p>objet request contenant les options du request de fecth. Enfin, elle doit </text:p>
            <text:p>appeler fetch.</text:p>
            <text:p>Sinon, elle doit retourner une alerte avec un message de signalisation.</text:p>
          </table:table-cell>
          <table:table-cell table:style-name="ce33" office:value-type="string" calcext:value-type="string">
            <text:p>Appeler la fonction et, si le localStorage est différent de nul,</text:p>
            <text:p>vérifier que l'objet contact contient les informations saisies dans le </text:p>
            <text:p>formulaire, le tableau des produits, l'objet contenant l'objet contact </text:p>
            <text:p>et le tableau des produits ainsi que l'objet contenant les options </text:p>
            <text:p>du request pour fetch et qu'elle appelle fecth. Et sinon, </text:p>
            <text:p>elle retourne le message de signalisation.  </text:p>
          </table:table-cell>
          <table:table-cell table:style-name="ce35" office:value-type="string" calcext:value-type="string">
            <text:p>Si le localStorage est différent de nul, l'objet contact contenant les </text:p>
            <text:p>informations saisies dans le formulaire, le tableau des produits, l'objet </text:p>
            <text:p>contenant l'objet contact et le tableau des produits ainsi que l'objet </text:p>
            <text:p>contenant les options du request pour fetch peut ne pas se créer ou </text:p>
            <text:p>fecth peut ne pas être appelé. </text:p>
            <text:p>Et sinon, le message de signalisation peut ne pas être affiché.</text:p>
          </table:table-cell>
          <table:table-cell table:style-name="ce3"/>
          <table:table-cell table:number-columns-repeated="57"/>
        </table:table-row>
        <table:table-row table:style-name="ro13">
          <table:table-cell table:style-name="ce5" office:value-type="string" calcext:value-type="string">
            <text:p>appCart.js</text:p>
          </table:table-cell>
          <table:table-cell table:style-name="ce10" office:value-type="string" calcext:value-type="string">
            <text:p><text:s text:c="8"/>Lignes 282 à 297</text:p>
          </table:table-cell>
          <table:table-cell table:style-name="ce13" office:value-type="string" calcext:value-type="string">
            <text:p>fetch</text:p>
          </table:table-cell>
          <table:table-cell table:style-name="ce33" office:value-type="string" calcext:value-type="string">
            <text:p>La fonction appelle l'API en backend, retourne et envoie dans le localStorage </text:p>
            <text:p>l’identifiant de commande (orderId) puis renvoie sur la page de confirmation.</text:p>
          </table:table-cell>
          <table:table-cell table:style-name="ce33" office:value-type="string" calcext:value-type="string">
            <text:p>Appeler fecth et vérifier si elle retourne et  stocke dans le localStorage</text:p>
            <text:p>le bon identifiant de commande (orderID) et qu'elle redirige vers la page </text:p>
            <text:p>de confirmation.</text:p>
          </table:table-cell>
          <table:table-cell table:style-name="ce33" office:value-type="string" calcext:value-type="string">
            <text:p>L'appel de fetch peut ne pas s'effectuer et afficher un message </text:p>
            <text:p>d'erreur.</text:p>
            <text:p>Ou l'orderID peut ne pas être stocker dans le localStorage ou </text:p>
            <text:p>la redirection vers la page de confirmation peut ne pas se faire.</text:p>
          </table:table-cell>
          <table:table-cell table:style-name="ce3"/>
          <table:table-cell table:number-columns-repeated="57"/>
        </table:table-row>
        <table:table-row table:style-name="ro14">
          <table:table-cell table:style-name="ce20"/>
          <table:table-cell table:style-name="ce11"/>
          <table:table-cell table:style-name="ce14"/>
          <table:table-cell table:style-name="ce34" table:number-columns-repeated="3"/>
          <table:table-cell table:style-name="ce3"/>
          <table:table-cell table:number-columns-repeated="57"/>
        </table:table-row>
        <table:table-row table:style-name="ro15">
          <table:table-cell table:style-name="ce6" office:value-type="string" calcext:value-type="string">
            <text:p>appConfirm.js</text:p>
          </table:table-cell>
          <table:table-cell table:style-name="ce12" office:value-type="string" calcext:value-type="string">
            <text:p><text:s text:c="8"/>Lignes 6 à 19</text:p>
          </table:table-cell>
          <table:table-cell table:style-name="ce13" office:value-type="string" calcext:value-type="string">
            <text:p>orderConfirmation</text:p>
          </table:table-cell>
          <table:table-cell table:style-name="ce33" office:value-type="string" calcext:value-type="string">
            <text:p>La fonction doit injecter dans le fichier confirmationPage.html les </text:p>
            <text:p>informations récupérées dans le localStorage.</text:p>
          </table:table-cell>
          <table:table-cell table:style-name="ce33" office:value-type="string" calcext:value-type="string">
            <text:p>Appeler la fonction et vérifier que les éléments s'injectent </text:p>
            <text:p>correctement dans le fichier html.</text:p>
          </table:table-cell>
          <table:table-cell table:style-name="ce33" office:value-type="string" calcext:value-type="string">
            <text:p>Les éléments peuvent ne pas s'afficher ou dans le désordre.</text:p>
          </table:table-cell>
          <table:table-cell table:style-name="ce3"/>
          <table:table-cell table:number-columns-repeated="57"/>
        </table:table-row>
        <table:table-row table:style-name="ro3">
          <table:table-cell table:style-name="ce6" office:value-type="string" calcext:value-type="string">
            <text:p>appConfirm.js</text:p>
          </table:table-cell>
          <table:table-cell table:style-name="ce12" office:value-type="string" calcext:value-type="string">
            <text:p><text:s text:c="8"/>Lignes 21 à 24</text:p>
          </table:table-cell>
          <table:table-cell table:style-name="ce13" office:value-type="string" calcext:value-type="string">
            <text:p>clearLocalStorage</text:p>
          </table:table-cell>
          <table:table-cell table:style-name="ce33" office:value-type="string" calcext:value-type="string">
            <text:p>La fonction doit effacer les éléments du localStorage.</text:p>
          </table:table-cell>
          <table:table-cell table:style-name="ce33" office:value-type="string" calcext:value-type="string">
            <text:p>Appeler la fonction et vérifier que le localStorage est vide.</text:p>
            <text:p/>
          </table:table-cell>
          <table:table-cell table:style-name="ce33" office:value-type="string" calcext:value-type="string">
            <text:p>Le localStorage peut ne pas avoir supprimer tous les </text:p>
            <text:p>éléments.</text:p>
          </table:table-cell>
          <table:table-cell table:style-name="ce3"/>
          <table:table-cell table:number-columns-repeated="57"/>
        </table:table-row>
        <table:table-row table:style-name="ro14">
          <table:table-cell table:style-name="ce3" table:number-columns-repeated="7"/>
          <table:table-cell table:number-columns-repeated="57"/>
        </table:table-row>
        <table:table-row table:style-name="ro8">
          <table:table-cell table:number-columns-repeated="6"/>
          <table:table-cell table:style-name="ce37"/>
          <table:table-cell table:number-columns-repeated="57"/>
        </table:table-row>
        <table:table-row table:style-name="ro16" table:number-rows-repeated="3">
          <table:table-cell table:number-columns-repeated="64"/>
        </table:table-row>
        <table:table-row table:style-name="ro17" table:number-rows-repeated="1048543">
          <table:table-cell table:number-columns-repeated="64"/>
        </table:table-row>
        <table:table-row table:style-name="ro1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onsolas" svg:font-family="Consola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5:00:01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dc:date>2021-05-12T17:46:02.746000000</dc:date>
    <meta:editing-duration>PT2H35M19S</meta:editing-duration>
    <meta:editing-cycles>6</meta:editing-cycles>
    <meta:document-statistic meta:table-count="1" meta:cell-count="144" meta:object-count="0"/>
  </office:meta>
</office:document-meta>
</file>